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text-properties fo:font-size="13pt" style:font-size-asian="13pt" style:font-size-complex="13pt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<text:tab/><text:tab/><text:tab/><text:tab/><text:tab/></text:p>
      <text:p text:style-name="P2"/>
      <text:p text:style-name="P3">Hungary</text:p>
      <text:p text:style-name="P4"/>
      <text:p text:style-name="P5"><text:span text:style-name="T6">For my pizza box project I chose Hungary. In hungry they speak Hungarian, a very special language originating from the<text:s/></text:span><text:span text:style-name="T7">Finno-Ugric</text:span><text:span text:style-name="T8"><text:s/>tribe of languages. The country<text:s/></text:span><text:span text:style-name="T9">Hungary has a population of 10,300,000 and<text:s/></text:span><text:span text:style-name="T10">an</text:span><text:span text:style-name="T11"><text:s/>area of 93,030 square km. The<text:s/></text:span><text:span text:style-name="T12">population increment</text:span><text:span text:style-name="T13"><text:s/></text:span><text:span text:style-name="T14">is -</text:span><text:span text:style-name="T15">0.1%, and decreasing. The reason I chose Hungary is because my Grandma knows how to cook a very good dish called Ashley goulash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reg Price</dc:creator>
    <meta:creation-date>2016-03-11T10:36:00Z</meta:creation-date>
    <dc:date>2016-03-15T14:31:00Z</dc:date>
    <meta:print-date>2016-03-15T14:31:00Z</meta:print-date>
    <meta:template xlink:href="Normal" xlink:type="simple"/>
    <meta:editing-cycles>3</meta:editing-cycles>
    <meta:editing-duration>PT780S</meta:editing-duration>
    <meta:document-statistic meta:page-count="1" meta:paragraph-count="1" meta:word-count="61" meta:character-count="410" meta:row-count="2" meta:non-whitespace-character-count="350"/>
  </office:meta>
</office:document-meta>
</file>